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font-weight="normal" officeooo:rsid="00177175" officeooo:paragraph-rsid="00177175" style:font-size-asian="10.5pt" style:font-weight-asian="normal" style:font-size-complex="12pt" style:font-weight-complex="normal"/>
    </style:style>
    <style:style style:name="P2" style:family="paragraph" style:parent-style-name="Standard">
      <style:text-properties style:font-name="Times New Roman" fo:font-size="12pt" fo:font-weight="normal" officeooo:rsid="001b9a73" officeooo:paragraph-rsid="001b9a73" style:font-size-asian="10.5pt" style:font-weight-asian="normal" style:font-size-complex="12pt" style:font-weight-complex="normal"/>
    </style:style>
    <style:style style:name="P3" style:family="paragraph" style:parent-style-name="Standard">
      <style:text-properties style:font-name="Times New Roman" fo:font-size="12pt" fo:font-weight="normal" officeooo:rsid="001f192a" officeooo:paragraph-rsid="001f192a" style:font-size-asian="10.5pt" style:font-weight-asian="normal" style:font-size-complex="12pt" style:font-weight-complex="normal"/>
    </style:style>
    <style:style style:name="P4" style:family="paragraph" style:parent-style-name="Standard">
      <style:text-properties style:font-name="Times New Roman" fo:font-size="12pt" fo:font-weight="bold" officeooo:rsid="00177175" officeooo:paragraph-rsid="00177175" style:font-size-asian="10.5pt" style:font-weight-asian="bold" style:font-size-complex="12pt" style:font-weight-complex="bold"/>
    </style:style>
    <style:style style:name="P5" style:family="paragraph" style:parent-style-name="Standard">
      <style:text-properties style:font-name="Times New Roman" fo:font-size="12pt" fo:font-weight="bold" officeooo:rsid="001ef95a" officeooo:paragraph-rsid="001ef95a" style:font-size-asian="10.5pt" style:font-weight-asian="bold" style:font-size-complex="12pt" style:font-weight-complex="bold"/>
    </style:style>
    <style:style style:name="P6" style:family="paragraph" style:parent-style-name="Standard">
      <style:text-properties style:font-name="Times New Roman" fo:font-size="16pt" fo:font-weight="bold" officeooo:rsid="00177175" officeooo:paragraph-rsid="00177175" style:font-size-asian="14pt" style:font-weight-asian="bold" style:font-size-complex="16pt" style:font-weight-complex="bold"/>
    </style:style>
    <style:style style:name="P7" style:family="paragraph" style:parent-style-name="Standard">
      <style:text-properties style:font-name="Times New Roman" fo:font-size="16pt" fo:font-weight="bold" officeooo:rsid="00177175" officeooo:paragraph-rsid="001ef95a" style:font-size-asian="14pt" style:font-weight-asian="bold" style:font-size-complex="16pt" style:font-weight-complex="bold"/>
    </style:style>
    <style:style style:name="P8" style:family="paragraph" style:parent-style-name="Standard">
      <style:text-properties style:font-name="Times New Roman" fo:font-size="12pt" fo:font-weight="bold" officeooo:rsid="001ef95a" officeooo:paragraph-rsid="001ef95a" style:font-size-asian="10.5pt" style:font-weight-asian="bold" style:font-size-complex="12pt" style:font-weight-complex="bold"/>
    </style:style>
    <style:style style:name="P9" style:family="paragraph" style:parent-style-name="Standard">
      <style:text-properties style:font-name="Times New Roman" fo:font-size="12pt" fo:font-weight="normal" officeooo:rsid="0021098d" officeooo:paragraph-rsid="0021098d" style:font-size-asian="10.5pt" style:font-weight-asian="normal" style:font-size-complex="12pt" style:font-weight-complex="normal"/>
    </style:style>
    <style:style style:name="T1" style:family="text">
      <style:text-properties officeooo:rsid="002109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borationsdata</text:p>
      <text:p text:style-name="P6"/>
      <text:p text:style-name="P1">Namn :Alexander Gillberg</text:p>
      <text:p text:style-name="P1">PortalID: algi1701</text:p>
      <text:p text:style-name="P1">Laboration <text:span text:style-name="T1">3</text:span> – <text:span text:style-name="T1">Överlagring av operatorer</text:span></text:p>
      <text:p text:style-name="P2">2017-01-<text:span text:style-name="T1">30</text:span></text:p>
      <text:p text:style-name="P1">Visual Studio 2017</text:p>
      <text:p text:style-name="P6"/>
      <text:p text:style-name="P6">Filer</text:p>
      <text:p text:style-name="P6"/>
      <text:p text:style-name="P5"/>
      <text:p text:style-name="P5"/>
      <text:p text:style-name="P5">.cpp<text:tab/><text:tab/><text:tab/>.h</text:p>
      <text:p text:style-name="P9">address.cpp<text:tab/><text:tab/>adress.h</text:p>
      <text:p text:style-name="P9">main.cpp<text:tab/><text:tab/>constants.h</text:p>
      <text:p text:style-name="P9">name.cpp<text:tab/><text:tab/>name.h</text:p>
      <text:p text:style-name="P9">person.cpp<text:tab/><text:tab/>person.h</text:p>
      <text:p text:style-name="P9">personList.cpp<text:tab/>personList.h</text:p>
      <text:p text:style-name="P9">userInterface.cpp<text:tab/>userInterface.h</text:p>
      <text:p text:style-name="P7"/>
      <text:p text:style-name="P7"/>
      <text:p text:style-name="P6">Slutsatser och kommentarer</text:p>
      <text:p text:style-name="P4"/>
      <text:p text:style-name="P9">En lite mer utmanande uppgift där jag fick lov att lägga ner lite extra tid och energi för att genomföra. I detta moment fick jag möta ett nytt koncept inom programmering, överlagring utav operatorer, något som var helt främmande för mig sedan tidigare. I början utav denna labb kunde jag inte riktigt förstå fördelarna med denna teknik, men efter att ha jobbat med den under laborationen ser jag vilken potential den har och hur man kan använda den i olika sammanhang.</text:p>
      <text:p text:style-name="P9"/>
      <text:p text:style-name="P9">En rolig labb!</text:p>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09:08:58.998000000</meta:creation-date>
    <dc:date>2018-01-30T13:23:28.234000000</dc:date>
    <meta:editing-duration>PT11M18S</meta:editing-duration>
    <meta:editing-cycles>3</meta:editing-cycles>
    <meta:generator>LibreOffice/5.4.3.2$Windows_X86_64 LibreOffice_project/92a7159f7e4af62137622921e809f8546db437e5</meta:generator>
    <meta:document-statistic meta:table-count="0" meta:image-count="0" meta:object-count="0" meta:page-count="1" meta:paragraph-count="17" meta:word-count="117" meta:character-count="786" meta:non-whitespace-character-count="679"/>
  </office:meta>
</office:document-meta>
</file>